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C000001D56BB96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 Light" svg:font-family="'Microsoft YaHe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YaHei"/>
    </style:style>
    <style:style style:name="P2" style:family="paragraph" style:parent-style-name="Standard">
      <style:text-properties style:font-name="Microsoft YaHei"/>
    </style:style>
    <style:style style:name="P3" style:family="paragraph" style:parent-style-name="Footer">
      <style:paragraph-properties fo:text-align="end" style:justify-single-word="false"/>
      <style:text-properties style:font-name="Microsoft YaHei Light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-0.822cm" svg:y="-1.693cm" svg:width="18.999cm" svg:height="11.423cm" draw:z-index="0"><draw:image xlink:href="Pictures/100000000000030C000001D56BB962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 Light" svg:font-family="'Microsoft YaHe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Microsoft YaHei Light"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51S</meta:editing-duration>
    <meta:editing-cycles>4</meta:editing-cycles>
    <meta:generator>OpenOffice/4.1.6$Win32 OpenOffice.org_project/416m1$Build-9790</meta:generator>
    <dc:date>2019-06-27T13:22:36.82</dc:date>
    <dc:creator>Siria Sannino</dc:creator>
    <meta:document-statistic meta:table-count="0" meta:image-count="1" meta:object-count="0" meta:page-count="2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